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6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er-Board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Price (single)</text:p>
          </table:table-cell>
          <table:table-cell table:style-name="ce1" office:value-type="string" calcext:value-type="string">
            <text:p>Price (total)</text:p>
          </table:table-cell>
          <table:table-cell table:style-name="ce1"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Arduino Nan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4" calcext:value-type="float">
            <text:p>4</text:p>
          </table:table-cell>
          <table:table-cell office:value-type="string" calcext:value-type="string">
            <text:p>https://www.amazon.com/ATmega328P-Controller-Module-CH340G-Arduino/dp/B07RQ8S1LG/ref=sr_1_5?dchild=1&amp;keywords=arduino+nano&amp;qid=1616215601&amp;sr=8-5</text:p>
          </table:table-cell>
        </table:table-row>
        <table:table-row table:style-name="ro1">
          <table:table-cell office:value-type="string" calcext:value-type="string">
            <text:p>47uF 12V cap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table:formula="of:=[.B4]*[.C4]" office:value-type="float" office:value="0.06" calcext:value-type="float">
            <text:p>0.06</text:p>
          </table:table-cell>
          <table:table-cell office:value-type="string" calcext:value-type="string">
            <text:p>https://www.mouser.com/ProductDetail/Lelon/REA470M1CBK-0511P?qs=LVGG2qFPDbGuSPcHtpe6Lw%3D%3D</text:p>
          </table:table-cell>
        </table:table-row>
        <table:table-row table:style-name="ro1">
          <table:table-cell office:value-type="string" calcext:value-type="string">
            <text:p>LM7805 (TO220)</text:p>
          </table:table-cell>
          <table:table-cell office:value-type="float" office:value="1" calcext:value-type="float">
            <text:p>1</text:p>
          </table:table-cell>
          <table:table-cell office:value-type="float" office:value="1.81" calcext:value-type="float">
            <text:p>1.81</text:p>
          </table:table-cell>
          <table:table-cell table:formula="of:=[.B5]*[.C5]" office:value-type="float" office:value="1.81" calcext:value-type="float">
            <text:p>1.81</text:p>
          </table:table-cell>
          <table:table-cell office:value-type="string" calcext:value-type="string">
            <text:p>https://www.mouser.com/ProductDetail/Texas-Instruments/LM7805CT?qs=QbsRYf82W3EaqXeMDVwIfQ%3D%3D</text:p>
          </table:table-cell>
        </table:table-row>
        <table:table-row table:style-name="ro1">
          <table:table-cell office:value-type="string" calcext:value-type="string">
            <text:p>.33uF cap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table:formula="of:=[.B6]*[.C6]" office:value-type="float" office:value="0.11" calcext:value-type="float">
            <text:p>0.11</text:p>
          </table:table-cell>
          <table:table-cell office:value-type="string" calcext:value-type="string">
            <text:p>https://www.mouser.com/ProductDetail/Wurth-Elektronik/860010772003?qs=sGAEpiMZZMsh%252B1woXyUXj4jKQI6sNRw6FLlEJrQdpsQ%3D</text:p>
          </table:table-cell>
        </table:table-row>
        <table:table-row table:style-name="ro1">
          <table:table-cell office:value-type="string" calcext:value-type="string">
            <text:p>.1uF cap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[.B7]*[.C7]" office:value-type="float" office:value="0.1" calcext:value-type="float">
            <text:p>0.1</text:p>
          </table:table-cell>
          <table:table-cell office:value-type="string" calcext:value-type="string">
            <text:p>https://www.mouser.com/ProductDetail/Wurth-Elektronik/860010772001?qs=sGAEpiMZZMsh%252B1woXyUXj4jKQI6sNRw6akTluxvFmb8%3D</text:p>
          </table:table-cell>
        </table:table-row>
        <table:table-row table:style-name="ro1">
          <table:table-cell office:value-type="string" calcext:value-type="string">
            <text:p>Power adapter</text:p>
          </table:table-cell>
          <table:table-cell office:value-type="float" office:value="1" calcext:value-type="float">
            <text:p>1</text:p>
          </table:table-cell>
          <table:table-cell office:value-type="float" office:value="7.99" calcext:value-type="float">
            <text:p>7.99</text:p>
          </table:table-cell>
          <table:table-cell table:formula="of:=[.B8]*[.C8]" office:value-type="float" office:value="7.99" calcext:value-type="float">
            <text:p>7.99</text:p>
          </table:table-cell>
          <table:table-cell office:value-type="string" calcext:value-type="string">
            <text:p>https://www.amazon.com/TMEZON-Power-Adapter-Supply-2-1mm/dp/B00Q2E5IXW/ref=sr_1_2?dchild=1&amp;keywords=12v+adapter&amp;qid=1616215410&amp;s=electronics&amp;sr=1-2</text:p>
          </table:table-cell>
        </table:table-row>
        <table:table-row table:style-name="ro1">
          <table:table-cell office:value-type="string" calcext:value-type="string">
            <text:p>2.1x5.5 barrel jack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9]*[.C9]" office:value-type="float" office:value="1" calcext:value-type="float">
            <text:p>1</text:p>
          </table:table-cell>
          <table:table-cell office:value-type="string" calcext:value-type="string">
            <text:p>https://www.mouser.com/ProductDetail/Gravitech/CON-SOCJ-2155?qs=fkzBJ5HM%252BdCcpvFQyQZHtA%3D%3D</text:p>
          </table:table-cell>
        </table:table-row>
        <table:table-row table:style-name="ro1">
          <table:table-cell office:value-type="string" calcext:value-type="string">
            <text:p>Pushbutton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formula="of:=[.B10]*[.C10]" office:value-type="float" office:value="0.8" calcext:value-type="float">
            <text:p>0.8</text:p>
          </table:table-cell>
          <table:table-cell office:value-type="string" calcext:value-type="string">
            <text:p>https://www.mouser.com/ProductDetail/E-Switch/TL1105JAF250Q?qs=HKd%2Fp3M7KlXMyKdRvA%2FYOw%3D%3D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string" calcext:value-type="string">
            <text:p>assuming quantity 1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3:.D11])" office:value-type="float" office:value="16.57" calcext:value-type="float">
            <text:p>16.57</text:p>
          </table:table-cell>
          <table:table-cell/>
        </table:table-row>
        <table:table-row table:style-name="ro1">
          <table:table-cell office:value-type="string" calcext:value-type="string">
            <text:p>Total for 555 implementation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Per-Channel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Price (single)</text:p>
          </table:table-cell>
          <table:table-cell table:style-name="ce1" office:value-type="string" calcext:value-type="string">
            <text:p>Price (total)</text:p>
          </table:table-cell>
          <table:table-cell table:style-name="ce1"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Alps RK09K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table:formula="of:=[.B17]*[.C17]" office:value-type="float" office:value="0.56" calcext:value-type="float">
            <text:p>0.56</text:p>
          </table:table-cell>
          <table:table-cell office:value-type="string" calcext:value-type="string">
            <text:p>https://www.mouser.com/ProductDetail/Alps-Alpine/RK09K1110-K25-C1-B103?qs=lhR5sLRcJHCQBwwGWQ%2F%252B5A%3D%3D</text:p>
          </table:table-cell>
        </table:table-row>
        <table:table-row table:style-name="ro1">
          <table:table-cell office:value-type="string" calcext:value-type="string">
            <text:p>10K resistor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formula="of:=[.B18]*[.C18]"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3 pin header (2.54mm)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[.B19]*[.C19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5.08mm screw terminal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table:formula="of:=[.B20]*[.C20]" office:value-type="float" office:value="0.55" calcext:value-type="float">
            <text:p>0.55</text:p>
          </table:table-cell>
          <table:table-cell office:value-type="string" calcext:value-type="string">
            <text:p>https://www.mouser.com/ProductDetail/CUI-Devices/TB006-508-02BE?qs=vLWxofP3U2wEdOVV%2FaT04w%3D%3D</text:p>
          </table:table-cell>
        </table:table-row>
        <table:table-row table:style-name="ro1">
          <table:table-cell office:value-type="string" calcext:value-type="string">
            <text:p>2N3904 (TO92)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table:formula="of:=[.B21]*[.C21]" office:value-type="float" office:value="0.45" calcext:value-type="float">
            <text:p>0.45</text:p>
          </table:table-cell>
          <table:table-cell office:value-type="string" calcext:value-type="string">
            <text:p>https://www.mouser.com/ProductDetail/Central-Semiconductor/2N3904-PBFREE?qs=u16ybLDytRZopNVvg2vJjA%3D%3D</text:p>
          </table:table-cell>
        </table:table-row>
        <table:table-row table:style-name="ro1">
          <table:table-cell office:value-type="string" calcext:value-type="string">
            <text:p>Pushbutton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formula="of:=[.B22]*[.C22]" office:value-type="float" office:value="0.4" calcext:value-type="float">
            <text:p>0.4</text:p>
          </table:table-cell>
          <table:table-cell office:value-type="string" calcext:value-type="string">
            <text:p>https://www.mouser.com/ProductDetail/E-Switch/TL1105JAF250Q?qs=HKd%2Fp3M7KlXMyKdRvA%2FYOw%3D%3D</text:p>
          </table:table-cell>
        </table:table-row>
        <table:table-row table:style-name="ro1">
          <table:table-cell office:value-type="string" calcext:value-type="string">
            <text:p>SSR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B23]*[.C23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17:.D23])" office:value-type="float" office:value="14.07" calcext:value-type="float">
            <text:p>14.07</text:p>
          </table:table-cell>
          <table:table-cell/>
        </table:table-row>
        <table:table-row table:style-name="ro1">
          <table:table-cell office:value-type="string" calcext:value-type="string">
            <text:p>Total for 555 implementation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per channel</text:p>
          </table:table-cell>
          <table:table-cell/>
        </table:table-row>
        <table:table-row table:style-name="ro1">
          <table:table-cell office:value-type="string" calcext:value-type="string">
            <text:p>So for 12 channels, 1 channel per board</text:p>
          </table:table-cell>
          <table:table-cell/>
          <table:table-cell table:formula="of:=12*(16.57+14.07)" office:value-type="float" office:value="367.68" calcext:value-type="float">
            <text:p>367.68</text:p>
          </table:table-cell>
          <table:table-cell table:formula="of:=[.C29]/12" office:value-type="float" office:value="30.64" calcext:value-type="float">
            <text:p>30.64</text:p>
          </table:table-cell>
          <table:table-cell/>
        </table:table-row>
        <table:table-row table:style-name="ro1">
          <table:table-cell office:value-type="string" calcext:value-type="string">
            <text:p>So for 12 channels, 3 channels per board</text:p>
          </table:table-cell>
          <table:table-cell/>
          <table:table-cell table:formula="of:=4*(16.57+3*14.07)" office:value-type="float" office:value="235.12" calcext:value-type="float">
            <text:p>235.12</text:p>
          </table:table-cell>
          <table:table-cell table:formula="of:=[.C30]/12" office:value-type="float" office:value="19.5933333333333" calcext:value-type="float">
            <text:p>19.5933333333333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float" office:value="555" calcext:value-type="float">
            <text:p>55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per channel</text:p>
          </table:table-cell>
          <table:table-cell/>
        </table:table-row>
        <table:table-row table:style-name="ro1">
          <table:table-cell office:value-type="string" calcext:value-type="string">
            <text:p>So for 12 channels, 1 channel per board</text:p>
          </table:table-cell>
          <table:table-cell/>
          <table:table-cell table:formula="of:=12*(12+16)" office:value-type="float" office:value="336" calcext:value-type="float">
            <text:p>336</text:p>
          </table:table-cell>
          <table:table-cell table:formula="of:=[.C34]/12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So for 12 channels, 3 channels per board</text:p>
          </table:table-cell>
          <table:table-cell/>
          <table:table-cell table:formula="of:=4*(12+3*16)" office:value-type="float" office:value="240" calcext:value-type="float">
            <text:p>240</text:p>
          </table:table-cell>
          <table:table-cell table:formula="of:=[.C35]/12" office:value-type="float" office:value="20" calcext:value-type="float">
            <text:p>2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1" office:value-type="string" calcext:value-type="string">
            <text:p>New Stu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s for thermistor channe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closure</text:p>
          </table:table-cell>
          <table:table-cell office:value-type="string" calcext:value-type="string">
            <text:p>https://www.amazon.com/Zulkit-Electronic-Enclosures-Enclosure-Preventive/dp/B08BS39P69/ref=sr_1_7?dchild=1&amp;keywords=electronics%2Benclosure&amp;qid=1616566597&amp;sr=8-7&amp;th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 panel mount connecto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rel jack connector for panel 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el mount buttons and po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tentiometer kno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ection diodes for arduino v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 power Arduino with 12V anyway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23:17:37.3594775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21:45:33.495201526</meta:creation-date>
    <meta:generator>LibreOffice/6.4.6.2$Linux_X86_64 LibreOffice_project/40$Build-2</meta:generator>
    <dc:date>2021-03-24T19:40:56.437802022</dc:date>
    <meta:editing-duration>PT21H14M40S</meta:editing-duration>
    <meta:editing-cycles>3</meta:editing-cycles>
    <meta:document-statistic meta:table-count="1" meta:cell-count="125" meta:object-count="0"/>
  </office:meta>
</office:document-meta>
</file>